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0.94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3.314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2.51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2_Spring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경기 분류</text:p>
          </table:table-cell>
          <table:table-cell table:style-name="Default" office:value-type="string" calcext:value-type="string">
            <text:p>날짜</text:p>
          </table:table-cell>
          <table:table-cell office:value-type="string" calcext:value-type="string">
            <text:p>팀 1</text:p>
          </table:table-cell>
          <table:table-cell office:value-type="string" calcext:value-type="string">
            <text:p>팀 2</text:p>
          </table:table-cell>
          <table:table-cell office:value-type="string" calcext:value-type="string">
            <text:p>팀 1 예상치</text:p>
          </table:table-cell>
          <table:table-cell office:value-type="string" calcext:value-type="string">
            <text:p>팀 2 예상치</text:p>
          </table:table-cell>
          <table:table-cell office:value-type="string" calcext:value-type="string">
            <text:p>승리 예측이 높은 팀</text:p>
          </table:table-cell>
          <table:table-cell office:value-type="string" calcext:value-type="string">
            <text:p>예측 차</text:p>
          </table:table-cell>
          <table:table-cell office:value-type="string" calcext:value-type="string">
            <text:p>팀 1 승리 세트</text:p>
          </table:table-cell>
          <table:table-cell office:value-type="string" calcext:value-type="string">
            <text:p>팀 2 승리 세트</text:p>
          </table:table-cell>
          <table:table-cell office:value-type="string" calcext:value-type="string">
            <text:p>승리팀</text:p>
          </table:table-cell>
          <table:table-cell office:value-type="string" calcext:value-type="string">
            <text:p>승점</text:p>
          </table:table-cell>
          <table:table-cell office:value-type="string" calcext:value-type="string">
            <text:p>예측 성공 여부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2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LSB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DF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3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NS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3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DK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4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X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4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LSB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5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KT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BRO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GEN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K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19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HL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0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0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EN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KDF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1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NS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R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2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HLE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3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DRX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6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KDF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6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BRO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7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LSB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S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8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DK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8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KDF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9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KT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2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RX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3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1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1/30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LSB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9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HLE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9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KT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DF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0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GEN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RO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1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HLE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N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2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DK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3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NS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3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KT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6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BRO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GEN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7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KDF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2/1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RX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18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T1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18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SB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19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DRX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19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BRO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T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3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DF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K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4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RX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HLE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5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S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5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DK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6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BRO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6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T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7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GEN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2/27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NS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HL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HL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1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KDF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4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DRX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HLE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GEN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S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6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DRX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T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9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NS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9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K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0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KT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0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LSB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NS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KT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2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GE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RO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3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KDF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KT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6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RO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7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DK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7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HLE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8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SB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8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GEN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HL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19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K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20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LSB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3/2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RX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1R</text:p>
          </table:table-cell>
          <table:table-cell office:value-type="string" calcext:value-type="string">
            <text:p>3/2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RO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1R</text:p>
          </table:table-cell>
          <table:table-cell office:value-type="string" calcext:value-type="string">
            <text:p>3/24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KDF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플레이오프 2R</text:p>
          </table:table-cell>
          <table:table-cell office:value-type="string" calcext:value-type="string">
            <text:p>3/2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DF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2R</text:p>
          </table:table-cell>
          <table:table-cell office:value-type="string" calcext:value-type="string">
            <text:p>3/27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결승전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N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2_Summer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경기 분류</text:p>
          </table:table-cell>
          <table:table-cell table:style-name="Default" office:value-type="string" calcext:value-type="string">
            <text:p>날짜</text:p>
          </table:table-cell>
          <table:table-cell office:value-type="string" calcext:value-type="string">
            <text:p>팀 1</text:p>
          </table:table-cell>
          <table:table-cell office:value-type="string" calcext:value-type="string">
            <text:p>팀 2</text:p>
          </table:table-cell>
          <table:table-cell office:value-type="string" calcext:value-type="string">
            <text:p>팀 1 예상치</text:p>
          </table:table-cell>
          <table:table-cell office:value-type="string" calcext:value-type="string">
            <text:p>팀 2 예상치</text:p>
          </table:table-cell>
          <table:table-cell office:value-type="string" calcext:value-type="string">
            <text:p>승리 예측이 높은 팀</text:p>
          </table:table-cell>
          <table:table-cell office:value-type="string" calcext:value-type="string">
            <text:p>예측 차</text:p>
          </table:table-cell>
          <table:table-cell office:value-type="string" calcext:value-type="string">
            <text:p>팀 1 승리 세트</text:p>
          </table:table-cell>
          <table:table-cell office:value-type="string" calcext:value-type="string">
            <text:p>팀 2 승리 세트</text:p>
          </table:table-cell>
          <table:table-cell office:value-type="string" calcext:value-type="string">
            <text:p>승리팀</text:p>
          </table:table-cell>
          <table:table-cell office:value-type="string" calcext:value-type="string">
            <text:p>승점</text:p>
          </table:table-cell>
          <table:table-cell office:value-type="string" calcext:value-type="string">
            <text:p>예측 성공 여부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5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HLE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5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RX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6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GE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6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K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7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KDF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S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8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HLE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8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BRO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9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19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SB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2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2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KT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3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NS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SB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4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DRX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4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GE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1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KT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6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NS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6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KDF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9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DRX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29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30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HLE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6/3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GE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DK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RX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BRO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KDF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NS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3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HLE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KT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6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BRO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RX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LSB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8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8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KT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LSB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9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DK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0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GEN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RO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3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SB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4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DRX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DF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1R</text:p>
          </table:table-cell>
          <table:table-cell office:value-type="string" calcext:value-type="string">
            <text:p>7/15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NS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15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HLE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16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DF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16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T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1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RO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17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S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DRX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K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DF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1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KT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2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GEN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2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DK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3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3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NS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4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LSB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4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GEN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KT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HLE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8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NS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8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X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9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KDF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29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30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LSB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3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N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31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KDF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7/3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RO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3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DK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3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GE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4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BRO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HLE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5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NS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GEN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6</text:p>
          </table:table-cell>
          <table:table-cell office:value-type="string" calcext:value-type="string">
            <text:p>HLE</text:p>
          </table:table-cell>
          <table:table-cell office:value-type="string" calcext:value-type="string">
            <text:p>BRO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6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LSB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7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7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DRX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BRO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0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T1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1</text:p>
          </table:table-cell>
          <table:table-cell office:value-type="string" calcext:value-type="string">
            <text:p>KDF</text:p>
          </table:table-cell>
          <table:table-cell office:value-type="string" calcext:value-type="string">
            <text:p>DK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1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KT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H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2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LS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K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4</text:p>
          </table:table-cell>
          <table:table-cell office:value-type="string" calcext:value-type="string">
            <text:p>DRX</text:p>
          </table:table-cell>
          <table:table-cell office:value-type="string" calcext:value-type="string">
            <text:p>H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정규시즌 2R</text:p>
          </table:table-cell>
          <table:table-cell office:value-type="string" calcext:value-type="string">
            <text:p>8/1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KD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1R</text:p>
          </table:table-cell>
          <table:table-cell office:value-type="string" calcext:value-type="string">
            <text:p>8/1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1R</text:p>
          </table:table-cell>
          <table:table-cell office:value-type="string" calcext:value-type="string">
            <text:p>8/1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2R</text:p>
          </table:table-cell>
          <table:table-cell office:value-type="string" calcext:value-type="string">
            <text:p>8/2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플레이오프 2R</text:p>
          </table:table-cell>
          <table:table-cell office:value-type="string" calcext:value-type="string">
            <text:p>8/2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결승전</text:p>
          </table:table-cell>
          <table:table-cell office:value-type="string" calcext:value-type="string">
            <text:p>8/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ext-style style:name="N148">
      <number:text-content/>
      <number:text>%</number:text>
    </number:text-style>
    <number:date-style style:name="N149">
      <number:month/>
      <number:text>월 </number:text>
      <number:day/>
      <number:text>일</number:text>
    </number:date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6:52:49.657000000</meta:creation-date>
    <dc:date>2022-08-12T02:04:58.478000000</dc:date>
    <meta:editing-duration>PT1H19M46S</meta:editing-duration>
    <meta:editing-cycles>31</meta:editing-cycles>
    <meta:generator>LibreOffice/7.3.5.2$Windows_X86_64 LibreOffice_project/184fe81b8c8c30d8b5082578aee2fed2ea847c01</meta:generator>
    <meta:document-statistic meta:table-count="2" meta:cell-count="2438" meta:object-count="0"/>
  </office:meta>
</office:document-meta>
</file>